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6.138cm"/>
    </style:style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5.015cm"/>
    </style:style>
    <style:style style:name="co7" style:family="table-column">
      <style:table-column-properties fo:break-before="auto" style:column-width="7.041cm"/>
    </style:style>
    <style:style style:name="co8" style:family="table-column">
      <style:table-column-properties fo:break-before="auto" style:column-width="6.172cm"/>
    </style:style>
    <style:style style:name="co9" style:family="table-column">
      <style:table-column-properties fo:break-before="auto" style:column-width="6.0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68" table:default-cell-style-name="Default"/>
        <table:table-row table:style-name="ro1">
          <table:table-cell table:style-name="ce1"/>
          <table:table-cell table:style-name="ce3" office:value-type="string" calcext:value-type="string">
            <text:p>Deux commandes : Digikey et Amazon. On vole L1 et U2 de commande amazon. Pour environ 55$ j’ai tous mes pièces, livrées en peu de temps, avec un peu d’extra.</text:p>
          </table:table-cell>
          <table:table-cell table:style-name="ce1"/>
          <table:table-cell table:style-name="ce3" table:number-columns-repeated="5"/>
          <table:table-cell table:style-name="ce6"/>
          <table:table-cell table:style-name="ce3" table:number-columns-repeated="16368"/>
        </table:table-row>
        <table:table-row table:style-name="ro1">
          <table:table-cell table:style-name="ce1"/>
          <table:table-cell table:style-name="ce4" office:value-type="string" calcext:value-type="string">
            <text:p>https://www.amazon.ca/-/fr/Eiechip-MT3608-convertisseurs-tension-r%C3%A9gulateur/dp/B0C54TDQXC/ref=sr_1_5?__mk_fr_CA=%C3%85M%C3%85%C5%BD%C3%95%C3%91&amp;crid=3IBDK8VKJS6K3&amp;keywords=MT3608&amp;qid=1699222039&amp;sprefix=mt3608%2Caps%2C128&amp;sr=8-5&amp;th=1</text:p>
          </table:table-cell>
          <table:table-cell table:style-name="ce1"/>
          <table:table-cell table:style-name="ce3" table:number-columns-repeated="5"/>
          <table:table-cell table:style-name="ce6"/>
          <table:table-cell table:style-name="ce3" table:number-columns-repeated="16368"/>
        </table:table-row>
        <table:table-row table:style-name="ro1">
          <table:table-cell table:style-name="ce1"/>
          <table:table-cell table:style-name="ce5" office:value-type="string" calcext:value-type="string">
            <text:p>Attention de modifier footprint L1.</text:p>
          </table:table-cell>
          <table:table-cell table:style-name="ce1"/>
          <table:table-cell table:style-name="ce3" table:number-columns-repeated="5"/>
          <table:table-cell table:style-name="ce6"/>
          <table:table-cell table:style-name="ce3" table:number-columns-repeated="16368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table:number-columns-repeated="5"/>
          <table:table-cell table:style-name="ce6"/>
          <table:table-cell table:style-name="ce3" table:number-columns-repeated="16368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Short description</text:p>
          </table:table-cell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fgPartNo</text:p>
          </table:table-cell>
          <table:table-cell table:style-name="ce3" office:value-type="string" calcext:value-type="string">
            <text:p>Specifications</text:p>
          </table:table-cell>
          <table:table-cell table:style-name="ce3" office:value-type="string" calcext:value-type="string">
            <text:p>Commande</text:p>
          </table:table-cell>
          <table:table-cell table:style-name="ce6" office:value-type="string" calcext:value-type="string">
            <text:p>Digikey Part Number</text:p>
          </table:table-cell>
          <table:table-cell table:style-name="ce3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, tantalum, 22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TAJB226K020RNJ</text:p>
          </table:table-cell>
          <table:table-cell office:value-type="string" calcext:value-type="string">
            <text:p>Min 4.7u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683-1-ND</text:p>
          </table:table-cell>
          <table:table-cell table:number-columns-repeated="163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VS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EGA10603V12B0DG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526-EGA10603V12B0DGCT-ND</text:p>
          </table:table-cell>
          <table:table-cell table:number-columns-repeated="1636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cation green 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150141GS73100</text:p>
          </table:table-cell>
          <table:table-cell office:value-type="string" calcext:value-type="string">
            <text:p>Simple, indication, 5V tolerant.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97-1-ND</text:p>
          </table:table-cell>
          <table:table-cell table:number-columns-repeated="1636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tky 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S34</text:p>
          </table:table-cell>
          <table:table-cell/>
          <table:table-cell office:value-type="string" calcext:value-type="string">
            <text:p>Digikey – Ou j’en vole 1 de module?</text:p>
          </table:table-cell>
          <table:table-cell office:value-type="string" calcext:value-type="string">
            <text:p>1801-SS34CT-ND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ro USB B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CROB</text:p>
          </table:table-cell>
          <table:table-cell office:value-type="string" calcext:value-type="string">
            <text:p>10118194-0001L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609-4618-1-ND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ST 2 pin TH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S2B-PH-K-S</text:p>
          </table:table-cell>
          <table:table-cell office:value-type="string" calcext:value-type="string">
            <text:p>Compatible PHR-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19-ND</text:p>
          </table:table-cell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 x 2 0.1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PPTC202LFBN-RC</text:p>
          </table:table-cell>
          <table:table-cell office:value-type="string" calcext:value-type="string">
            <text:p>2x20_0.1pitch_header_fema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6104-ND</text:p>
          </table:table-cell>
          <table:table-cell table:number-columns-repeated="163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ST 6 pin SMD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EINK</text:p>
          </table:table-cell>
          <table:table-cell office:value-type="string" calcext:value-type="string">
            <text:p>S6B-XH-SM4-TB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55-2264-1-ND</text:p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ST 6 pin mating connector housi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HP-6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55-2218-ND</text:p>
          </table:table-cell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ST socket contac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XH-002T-P0.6</text:p>
          </table:table-cell>
          <table:table-cell office:value-type="string" calcext:value-type="string">
            <text:p>6 per 6 pin connector, +2 test PHR-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2261-1-ND</text:p>
          </table:table-cell>
          <table:table-cell table:number-columns-repeated="163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uctor, 22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TPMC 1004H-220MG-D</text:p>
          </table:table-cell>
          <table:table-cell/>
          <table:table-cell office:value-type="string" calcext:value-type="string">
            <text:p>Transplanté de module Amazon</text:p>
          </table:table-cell>
          <table:table-cell office:value-type="string" calcext:value-type="string">
            <text:p>4816-TMPC1004H-220MG-DCT-ND</text:p>
          </table:table-cell>
          <table:table-cell table:number-columns-repeated="163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SFET, P-chan, en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MP2045U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DMP2045U-7DICT-ND</text:p>
          </table:table-cell>
          <table:table-cell table:number-columns-repeated="163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istor, 15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, R3, R4, R9, R1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MCF1206FT15K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RMCF1206FT15K0CT-ND</text:p>
          </table:table-cell>
          <table:table-cell table:number-columns-repeated="163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istor, 2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5, R6, R7, R8, R1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MCF1206FG2K00</text:p>
          </table:table-cell>
          <table:table-cell office:value-type="string" calcext:value-type="string">
            <text:p>2k, precise (FB of DCDC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8-RMCF1206FG2K00CT-ND</text:p>
          </table:table-cell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stor, 6.2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 R11, R12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RMCF1206JT6K2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RMCF1206JT6K20CT-ND</text:p>
          </table:table-cell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immer, 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33X-104ECT-ND</text:p>
          </table:table-cell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PST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SLW-108645-4A-RA-D</text:p>
          </table:table-cell>
          <table:table-cell office:value-type="string" calcext:value-type="string">
            <text:p>Double pole, single throw or double thro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223-SLW-108645-4A-RA-D-ND</text:p>
          </table:table-cell>
          <table:table-cell table:number-columns-repeated="1636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ush-bu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2, SW3, SW4</text:p>
          </table:table-cell>
          <table:table-cell office:value-type="string" calcext:value-type="string">
            <text:p>Varied</text:p>
          </table:table-cell>
          <table:table-cell office:value-type="string" calcext:value-type="string">
            <text:p>PTS815 SJM 250 SMTR LF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2215-1-ND</text:p>
          </table:table-cell>
          <table:table-cell table:number-columns-repeated="1636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C, LiPo 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73831/2</text:p>
          </table:table-cell>
          <table:table-cell office:value-type="string" calcext:value-type="string">
            <text:p>MCP73831T-2ACI/O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CP73831T-2ACI/OTCT-ND</text:p>
          </table:table-cell>
          <table:table-cell table:number-columns-repeated="1636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C, DCDC boost conve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MT3608</text:p>
          </table:table-cell>
          <table:table-cell/>
          <table:table-cell office:value-type="string" calcext:value-type="string">
            <text:p>Transplanté de module Amazon</text:p>
          </table:table-cell>
          <table:table-cell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 table:number-columns-repeated="16377"/>
        </table:table-row>
        <table:table-row table:style-name="ro1">
          <table:table-cell table:style-name="Default"/>
          <table:table-cell table:style-name="ce2" office:value-type="string" calcext:value-type="string">
            <text:p>Ajout :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R-2 (Pour tests batterie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HR-2</text:p>
          </table:table-cell>
          <table:table-cell table:number-columns-repeated="16371"/>
        </table:table-row>
        <table:table-row table:style-name="ro1">
          <table:table-cell table:number-columns-repeated="16377"/>
        </table:table-row>
        <table:table-row table:style-name="ro1">
          <table:table-cell table:style-name="Default"/>
          <table:table-cell table:style-name="ce2" office:value-type="string" calcext:value-type="string">
            <text:p>Remplacer :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 x 2 0.1 connector</text:p>
          </table:table-cell>
          <table:table-cell table:number-columns-repeated="3"/>
          <table:table-cell table:style-name="ce12" office:value-type="float" office:value="61304021821" calcext:value-type="float">
            <text:p>61304021821</text:p>
          </table:table-cell>
          <table:table-cell table:number-columns-repeated="2"/>
          <table:table-cell office:value-type="string" calcext:value-type="string">
            <text:p>732-61304021821-ND</text:p>
          </table:table-cell>
          <table:table-cell table:number-columns-repeated="16368"/>
        </table:table-row>
        <table:table-row table:style-name="ro1" table:number-rows-repeated="1048544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Sheet2" table:style-name="ta1">
        <table:table-column table:style-name="co6" table:default-cell-style-name="Default"/>
        <table:table-column table:style-name="co10" table:default-cell-style-name="ce2"/>
        <table:table-row table:style-name="ro1">
          <table:table-cell office:value-type="string" calcext:value-type="string">
            <text:p>TAJB226K020RNJ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GA10603V12B0D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0141GS73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118194-0001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2B-PH-K-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TC202LFBN-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6B-XH-SM4-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HP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XH-002T-P0.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PMC 1004H-220MG-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P2045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MCF1206FT15K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MCF1206FG2K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MCF1206JT6K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C33X-2-104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W-108645-4A-RA-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S815 SJM 250 SMTR LF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P73831T-2ACI/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360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5:57:05.905289531</meta:creation-date>
    <dc:date>2023-11-08T16:51:59.126346808</dc:date>
    <meta:editing-duration>PT2H7M23S</meta:editing-duration>
    <meta:editing-cycles>31</meta:editing-cycles>
    <meta:generator>LibreOffice/7.4.7.2$Linux_X86_64 LibreOffice_project/40$Build-2</meta:generator>
    <meta:document-statistic meta:table-count="2" meta:cell-count="227" meta:object-count="0"/>
  </office:meta>
</office:document-meta>
</file>